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8f0" officeooo:paragraph-rsid="000878f0"/>
    </style:style>
    <style:style style:name="T1" style:family="text">
      <style:text-properties officeooo:rsid="000a52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: Samuel González Hernández </text:p>
      <text:p text:style-name="P1"/>
      <text:p text:style-name="Standard">Título del Juego: "Morty's Escape"</text:p>
      <text:p text:style-name="Standard"/>
      <text:p text:style-name="Standard">Descripción:</text:p>
      <text:p text:style-name="Standard"/>
      <text:p text:style-name="Standard">"Morty's Escape" es un emocionante juego en C++ basado en el fascinante episodio "Raising Gazorpazorp" de la serie Rick y Morty. En este juego, te pondrás en los zapatos de Morty y te embarcarás en una aventura épica para escapar de una prisión alienígena en el planeta Gazorpazorp. Prepárate para enfrentar desafíos, esquivar obstáculos y enfrentarte a enemigos alienígenas mientras luchas por regresar a salvo a la Tierra.</text:p>
      <text:p text:style-name="Standard"/>
      <text:p text:style-name="Standard">Historia:</text:p>
      <text:p text:style-name="Standard"/>
      <text:p text:style-name="Standard">Nuestra historia comienza con Morty, quien ha sido atrapado en una prisión alienígena en Gazorpazorp después de una misión intergaláctica junto a Rick. La prisión está llena de peligros y Morty no tiene más opción que encontrar una salida y regresar a la Tierra antes de que sea demasiado tarde. A medida que avanza, Morty se encontrará con alienígenas hostiles y obstáculos extraños, pero no se dará por vencido. ¡La libertad lo espera!</text:p>
      <text:p text:style-name="Standard"/>
      <text:p text:style-name="Standard">Dinámica:</text:p>
      <text:p text:style-name="Standard"/>
      <text:p text:style-name="Standard">Movimiento y Obstáculos: Tendrás el control total sobre Morty y podrás moverlo en todas las direcciones: arriba, abajo, izquierda y derecha. Deberás estar atento a los obstáculos y enemigos que intentarán detenerte en tu camino hacia la salida. Esquiva <text:span text:style-name="T1">obstáculos</text:span>, evita trampas alienígenas y <text:span text:style-name="T1">escapa a salvo.</text:span></text:p>
      <text:p text:style-name="Standard"/>
      <text:p text:style-name="Standard">Recopilación de Objetos: A lo largo de tu escape, Morty encontrará objetos especiales que le otorgarán poderes temporales o ventajas en su camino. Por ejemplo, podría encontrar un dispositivo de invisibilidad que le permita evitar a los enemigos durante un corto período de tiempo o un traje espacial mejorado que le brinde resistencia adicional contra los obstáculos. Recoger y utilizar estos objetos será clave para superar los niveles con éxito.</text:p>
      <text:p text:style-name="Standard"/>
      <text:p text:style-name="Standard">Niveles:</text:p>
      <text:p text:style-name="Standard"/>
      <text:p text:style-name="Standard">Prisión Inicial: Comenzarás en la celda de Morty dentro de la prisión alienígena. Deberás evitar las patrullas de guardias extraterrestres mientras buscas la salida de la celda. Explora el entorno, busca pistas y encuentra la forma de escapar sin ser capturado.</text:p>
      <text:p text:style-name="Standard"/>
      <text:p text:style-name="Standard">Desierto Alienígena: Morty se aventurará en el peligroso desierto de Gazorpazorp, donde encontrará arenas movedizas traicioneras y criaturas hostiles. Deberás sortear estos obstáculos mientras te acercas a un punto de encuentro con Rick, quien te ayudará con información y recursos adicionales.</text:p>
      <text:p text:style-name="Standard"/>
      <text:p text:style-name="Standard">Regreso a la Tierra: Llegarás al último tramo del juego, donde Morty deberá encontrar una manera de regresar a la Tierra. Te enfrentarás a un último rompecabezas o desafío que pondrá a prueba tus habilidades y tu ingenio. Supera este obstáculo final y lograrás completar el juego, permitiendo que Morty regrese a salvo a casa.</text:p>
      <text:p text:style-name="Standard"/>
      <text:p text:style-name="Standard"><text:soft-page-break/>¡Prepárate para una emocionante y desafiante aventura intergaláctica en "Morty's Escape"! Demuestra tus habilidades, resuelve enigmas y escapa de la prisión alienígena en Gazorpazorp. ¿Estás listo para el desafío? 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0:41:05.602458266</meta:creation-date>
    <dc:date>2023-10-17T11:09:00.514023605</dc:date>
    <meta:editing-duration>PT6M20S</meta:editing-duration>
    <meta:editing-cycles>1</meta:editing-cycles>
    <meta:document-statistic meta:table-count="0" meta:image-count="0" meta:object-count="0" meta:page-count="2" meta:paragraph-count="14" meta:word-count="437" meta:character-count="2824" meta:non-whitespace-character-count="2398"/>
    <meta:generator>LibreOffice/7.3.7.2$Linux_X86_64 LibreOffice_project/30$Build-2</meta:generator>
  </office:meta>
</office:document-meta>
</file>